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New Visitor VS. Returning Visitor_1499780334321/meta.xml" manifest:media-type="text/xml"/>
  <manifest:file-entry manifest:full-path="New Visitor VS. Returning Visitor_1499780334321/" manifest:media-type="application/vnd.oasis.opendocument.chart"/>
  <manifest:file-entry manifest:full-path="New Visitor VS. Returning Visitor_1499780334321/content.xml" manifest:media-type="text/xml"/>
  <manifest:file-entry manifest:full-path="Daily Visit_1499780334361/meta.xml" manifest:media-type="text/xml"/>
  <manifest:file-entry manifest:full-path="Daily Visit_1499780334361/" manifest:media-type="application/vnd.oasis.opendocument.chart"/>
  <manifest:file-entry manifest:full-path="Daily Visit_1499780334361/content.xml" manifest:media-type="text/xml"/>
  <manifest:file-entry manifest:full-path="Count of Visits_1499780334475/meta.xml" manifest:media-type="text/xml"/>
  <manifest:file-entry manifest:full-path="Count of Visits_1499780334475/" manifest:media-type="application/vnd.oasis.opendocument.chart"/>
  <manifest:file-entry manifest:full-path="Count of Visits_1499780334475/content.xml" manifest:media-type="text/xml"/>
  <manifest:file-entry manifest:full-path="Visit Duration_1499780334555/meta.xml" manifest:media-type="text/xml"/>
  <manifest:file-entry manifest:full-path="Visit Duration_1499780334555/" manifest:media-type="application/vnd.oasis.opendocument.chart"/>
  <manifest:file-entry manifest:full-path="Visit Duration_1499780334555/content.xml" manifest:media-type="text/xml"/>
  <manifest:file-entry manifest:full-path="Traffic Sources Type_1499780334616/meta.xml" manifest:media-type="text/xml"/>
  <manifest:file-entry manifest:full-path="Traffic Sources Type_1499780334616/" manifest:media-type="application/vnd.oasis.opendocument.chart"/>
  <manifest:file-entry manifest:full-path="Traffic Sources Type_1499780334616/content.xml" manifest:media-type="text/xml"/>
  <manifest:file-entry manifest:full-path="Referral Traffic_1499780334656/meta.xml" manifest:media-type="text/xml"/>
  <manifest:file-entry manifest:full-path="Referral Traffic_1499780334656/" manifest:media-type="application/vnd.oasis.opendocument.chart"/>
  <manifest:file-entry manifest:full-path="Referral Traffic_1499780334656/content.xml" manifest:media-type="text/xml"/>
  <manifest:file-entry manifest:full-path="Search Keyword_1499780334737/meta.xml" manifest:media-type="text/xml"/>
  <manifest:file-entry manifest:full-path="Search Keyword_1499780334737/" manifest:media-type="application/vnd.oasis.opendocument.chart"/>
  <manifest:file-entry manifest:full-path="Search Keyword_1499780334737/content.xml" manifest:media-type="text/xml"/>
  <manifest:file-entry manifest:full-path="Page Visit_1499780334804/meta.xml" manifest:media-type="text/xml"/>
  <manifest:file-entry manifest:full-path="Page Visit_1499780334804/" manifest:media-type="application/vnd.oasis.opendocument.chart"/>
  <manifest:file-entry manifest:full-path="Page Visit_1499780334804/content.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graphic" style:name="ab602df">
      <style:graphic-properties draw:ole-draw-aspect="1"/>
    </style:style>
    <style:style style:family="graphic" style:name="abb5c22">
      <style:graphic-properties draw:ole-draw-aspect="1"/>
    </style:style>
    <style:style style:family="graphic" style:name="afbd8e7">
      <style:graphic-properties draw:ole-draw-aspect="1"/>
    </style:style>
    <style:style style:family="graphic" style:name="a05f739">
      <style:graphic-properties draw:ole-draw-aspect="1"/>
    </style:style>
    <style:style style:family="graphic" style:name="a757e97">
      <style:graphic-properties draw:ole-draw-aspect="1"/>
    </style:style>
    <style:style style:family="graphic" style:name="aefa4cf">
      <style:graphic-properties draw:ole-draw-aspect="1"/>
    </style:style>
    <style:style style:family="graphic" style:name="a4b69d2">
      <style:graphic-properties draw:ole-draw-aspect="1"/>
    </style:style>
    <style:style style:family="graphic" style:name="ac6d517">
      <style:graphic-properties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Simple Website Analytics Report(2011-04-27~2011-05-27)</text:p>
      <text:p>Visitors Overview</text:p>
      <text:p><draw:frame draw:style-name="ab602df" presentation:user-transformed="true" svg:height="8000" svg:width="14000" svg:x="0" svg:y="0" text:anchor-type="paragraph"><draw:object draw:notify-on-update-of-ranges="A.A1:A.B3" xlink:actuate="onLoad" xlink:href=".//New Visitor VS. Returning Visitor_1499780334321" xlink:show="embed" xlink:type="simple"/></draw:frame></text:p>
      <text:p><draw:frame draw:style-name="abb5c22" presentation:user-transformed="true" svg:height="8000" svg:width="14000" svg:x="0" svg:y="0" text:anchor-type="paragraph"><draw:object draw:notify-on-update-of-ranges="A.A6:A.B37" xlink:actuate="onLoad" xlink:href=".//Daily Visit_1499780334361" xlink:show="embed" xlink:type="simple"/></draw:frame></text:p>
      <text:p><draw:frame draw:style-name="afbd8e7" presentation:user-transformed="true" svg:height="8000" svg:width="14000" svg:x="0" svg:y="0" text:anchor-type="paragraph"><draw:object draw:notify-on-update-of-ranges="A.E1:A.G14" xlink:actuate="onLoad" xlink:href=".//Count of Visits_1499780334475" xlink:show="embed" xlink:type="simple"/></draw:frame></text:p>
      <text:p><draw:frame draw:style-name="a05f739" presentation:user-transformed="true" svg:height="8000" svg:width="14000" svg:x="0" svg:y="0" text:anchor-type="paragraph"><draw:object draw:notify-on-update-of-ranges="A.I1:A.K8" xlink:actuate="onLoad" xlink:href=".//Visit Duration_1499780334555" xlink:show="embed" xlink:type="simple"/></draw:frame></text:p>
      <text:p>Traffic Sources Overview</text:p>
      <text:p><draw:frame draw:style-name="a757e97" presentation:user-transformed="true" svg:height="8000" svg:width="14000" svg:x="0" svg:y="0" text:anchor-type="paragraph"><draw:object draw:notify-on-update-of-ranges="B.A2:B.C5" xlink:actuate="onLoad" xlink:href=".//Traffic Sources Type_1499780334616" xlink:show="embed" xlink:type="simple"/></draw:frame></text:p>
      <text:p><draw:frame draw:style-name="aefa4cf" presentation:user-transformed="true" svg:height="8000" svg:width="14000" svg:x="0" svg:y="0" text:anchor-type="paragraph"><draw:object draw:notify-on-update-of-ranges="B.A9:B.C19" xlink:actuate="onLoad" xlink:href=".//Referral Traffic_1499780334656" xlink:show="embed" xlink:type="simple"/></draw:frame></text:p>
      <text:p><draw:frame draw:style-name="a4b69d2" presentation:user-transformed="true" svg:height="8000" svg:width="14000" svg:x="0" svg:y="0" text:anchor-type="paragraph"><draw:object draw:notify-on-update-of-ranges="B.E2:B.G8" xlink:actuate="onLoad" xlink:href=".//Search Keyword_1499780334737" xlink:show="embed" xlink:type="simple"/></draw:frame></text:p>
      <text:p>Content Overview</text:p>
      <text:p><draw:frame draw:style-name="ac6d517" presentation:user-transformed="true" svg:height="8000" svg:width="14000" svg:x="0" svg:y="0" text:anchor-type="paragraph"><draw:object draw:notify-on-update-of-ranges="C.A1:C.C8" xlink:actuate="onLoad" xlink:href=".//Page Visit_1499780334804" xlink:show="embed" xlink:type="simple"/></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leviathan</dc:creator>
    <dc:date>2017-07-11T15:38:54</dc:date>
    <meta:editing-cycles>1</meta:editing-cycles>
    <meta:editing-duration>PT1.421S</meta:editing-duration>
    <meta:initial-creator>leviathan</meta:initial-creator>
    <meta:creation-date>2017-07-11T15:38:53</meta:creation-date>
    <dc:language>en</dc:language>
  </office:meta>
</office:document-meta>
</file>

<file path=Count of Visits_1499780334475/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b55f3b">
      <style:graphic-properties draw:stroke="none"/>
    </style:style>
    <style:style style:family="chart" style:name="a44772b">
      <style:text-properties fo:font-size="12pt" style:font-size-asian="12pt" style:font-size-complex="12pt"/>
    </style:style>
    <style:style style:family="chart" style:name="a6a6415">
      <style:graphic-properties draw:fill="none" draw:fill-color="#e6e6e6" draw:stroke="none" svg:stroke-color="#b3b3b3"/>
      <style:text-properties fo:font-size="10pt" style:font-size-asian="10pt" style:font-size-complex="10pt"/>
    </style:style>
    <style:style style:family="chart" style:name="aedaa35">
      <style:chart-properties chart:right-angled-axes="true"/>
    </style:style>
    <style:style style:family="chart" style:name="a9941ec">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ca61b5">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dd73f8">
      <style:graphic-properties svg:stroke-color="#b3b3b3"/>
    </style:style>
    <style:style style:family="chart" style:name="a4ce624">
      <style:graphic-properties dr3d:edge-rounding="0%" draw:fill-color="#8A7C97" draw:stroke="solid"/>
      <style:text-properties fo:font-size="6pt" style:font-charset-complex="6pt" style:font-size-asian="6pt"/>
    </style:style>
    <style:style style:family="chart" style:name="ae87249">
      <style:graphic-properties dr3d:edge-rounding="0%" draw:fill-color="#366A3E" draw:stroke="solid"/>
      <style:text-properties fo:font-size="6pt" style:font-charset-complex="6pt" style:font-size-asian="6pt"/>
    </style:style>
    <style:style style:family="chart" style:name="a17ebea">
      <style:graphic-properties draw:fill="none" draw:fill-color="#e6e6e6" draw:stroke="none" svg:stroke-color="#b3b3b3"/>
    </style:style>
    <style:style style:family="chart" style:name="ad6621b">
      <style:graphic-properties draw:fill="none" draw:fill-color="#e6e6e6" draw:stroke="none" svg:stroke-color="#b3b3b3"/>
    </style:style>
  </office:automatic-styles>
  <office:body>
    <office:chart>
      <chart:chart chart:class="chart:bar" chart:style-name="ab55f3b" svg:height="8cm" svg:width="7cm">
        <chart:title chart:style-name="a44772b" svg:x="3.669cm" svg:y="0.141cm">
          <text:p>Count of Visits</text:p>
        </chart:title>
        <chart:legend chart:legend-position="top-end" chart:style-name="a6a6415" style:legend-expansion="balanced" svg:x="6.715cm" svg:y="3.192cm"/>
        <chart:plot-area chart:style-name="aedaa35" svg:height="7.52cm" svg:width="4.73cm" svg:x="0.16cm" svg:y="1.375cm">
          <chart:axis chart:dimension="x" chart:name="primary-x" chart:style-name="a9941ec">
            <chart:categories table:cell-range-address="A.E2:A.E14"/>
          </chart:axis>
          <chart:axis chart:dimension="y" chart:name="primary-y" chart:style-name="aca61b5">
            <chart:grid chart:class="major" chart:style-name="add73f8"/>
          </chart:axis>
          <chart:series chart:class="chart:bar" chart:label-cell-address="A.F1" chart:style-name="a4ce624" chart:values-cell-range-address="A.F2:A.F14">
            <chart:data-point chart:repeated="2"/>
          </chart:series>
          <chart:series chart:class="chart:bar" chart:label-cell-address="A.G1" chart:style-name="ae87249" chart:values-cell-range-address="A.G2:A.G14">
            <chart:data-point chart:repeated="2"/>
          </chart:series>
          <chart:wall chart:style-name="a17ebea"/>
          <chart:floor chart:style-name="ad6621b"/>
        </chart:plot-area>
        <table:table>
          <table:table-header-columns>
            <table:table-column/>
          </table:table-header-columns>
          <table:table-columns>
            <table:table-column table:number-columns-repeated="2"/>
          </table:table-columns>
          <table:table-header-rows>
            <table:table-row>
              <table:table-cell office:value="0.0" office:value-type="string"/>
              <table:table-cell office:value="0.0" office:value-type="string">
                <text:p text:id="A.F1">Visits</text:p>
              </table:table-cell>
              <table:table-cell office:value="0.0" office:value-type="string">
                <text:p text:id="A.G1">Page Views</text:p>
              </table:table-cell>
            </table:table-row>
          </table:table-header-rows>
          <table:table-rows>
            <table:table-row>
              <table:table-cell office:value="0.0" office:value-type="string">
                <text:p text:id="A.E2:A.E14">1</text:p>
              </table:table-cell>
              <table:table-cell office:value="270.0" office:value-type="float">
                <text:p text:id="A.F2:A.F14">270.0</text:p>
              </table:table-cell>
              <table:table-cell office:value="1217.0" office:value-type="float">
                <text:p text:id="A.G2:A.G14">1217.0</text:p>
              </table:table-cell>
            </table:table-row>
            <table:table-row>
              <table:table-cell office:value="0.0" office:value-type="string">
                <text:p>2</text:p>
              </table:table-cell>
              <table:table-cell office:value="85.0" office:value-type="float">
                <text:p>85.0</text:p>
              </table:table-cell>
              <table:table-cell office:value="523.0" office:value-type="float">
                <text:p>523.0</text:p>
              </table:table-cell>
            </table:table-row>
            <table:table-row>
              <table:table-cell office:value="0.0" office:value-type="string">
                <text:p>3</text:p>
              </table:table-cell>
              <table:table-cell office:value="46.0" office:value-type="float">
                <text:p>46.0</text:p>
              </table:table-cell>
              <table:table-cell office:value="164.0" office:value-type="float">
                <text:p>164.0</text:p>
              </table:table-cell>
            </table:table-row>
            <table:table-row>
              <table:table-cell office:value="0.0" office:value-type="string">
                <text:p>4</text:p>
              </table:table-cell>
              <table:table-cell office:value="31.0" office:value-type="float">
                <text:p>31.0</text:p>
              </table:table-cell>
              <table:table-cell office:value="99.0" office:value-type="float">
                <text:p>99.0</text:p>
              </table:table-cell>
            </table:table-row>
            <table:table-row>
              <table:table-cell office:value="0.0" office:value-type="string">
                <text:p>5</text:p>
              </table:table-cell>
              <table:table-cell office:value="36.0" office:value-type="float">
                <text:p>36.0</text:p>
              </table:table-cell>
              <table:table-cell office:value="114.0" office:value-type="float">
                <text:p>114.0</text:p>
              </table:table-cell>
            </table:table-row>
            <table:table-row>
              <table:table-cell office:value="0.0" office:value-type="string">
                <text:p>6</text:p>
              </table:table-cell>
              <table:table-cell office:value="36.0" office:value-type="float">
                <text:p>36.0</text:p>
              </table:table-cell>
              <table:table-cell office:value="109.0" office:value-type="float">
                <text:p>109.0</text:p>
              </table:table-cell>
            </table:table-row>
            <table:table-row>
              <table:table-cell office:value="0.0" office:value-type="string">
                <text:p>7</text:p>
              </table:table-cell>
              <table:table-cell office:value="22.0" office:value-type="float">
                <text:p>22.0</text:p>
              </table:table-cell>
              <table:table-cell office:value="57.0" office:value-type="float">
                <text:p>57.0</text:p>
              </table:table-cell>
            </table:table-row>
            <table:table-row>
              <table:table-cell office:value="0.0" office:value-type="string">
                <text:p>8</text:p>
              </table:table-cell>
              <table:table-cell office:value="25.0" office:value-type="float">
                <text:p>25.0</text:p>
              </table:table-cell>
              <table:table-cell office:value="63.0" office:value-type="float">
                <text:p>63.0</text:p>
              </table:table-cell>
            </table:table-row>
            <table:table-row>
              <table:table-cell office:value="0.0" office:value-type="string">
                <text:p>9-14</text:p>
              </table:table-cell>
              <table:table-cell office:value="89.0" office:value-type="float">
                <text:p>89.0</text:p>
              </table:table-cell>
              <table:table-cell office:value="216.0" office:value-type="float">
                <text:p>216.0</text:p>
              </table:table-cell>
            </table:table-row>
            <table:table-row>
              <table:table-cell office:value="0.0" office:value-type="string">
                <text:p>15-25</text:p>
              </table:table-cell>
              <table:table-cell office:value="75.0" office:value-type="float">
                <text:p>75.0</text:p>
              </table:table-cell>
              <table:table-cell office:value="117.0" office:value-type="float">
                <text:p>117.0</text:p>
              </table:table-cell>
            </table:table-row>
            <table:table-row>
              <table:table-cell office:value="0.0" office:value-type="string">
                <text:p>26-50</text:p>
              </table:table-cell>
              <table:table-cell office:value="10.0" office:value-type="float">
                <text:p>10.0</text:p>
              </table:table-cell>
              <table:table-cell office:value="19.0" office:value-type="float">
                <text:p>19.0</text:p>
              </table:table-cell>
            </table:table-row>
            <table:table-row>
              <table:table-cell office:value="0.0" office:value-type="string">
                <text:p>51-100</text:p>
              </table:table-cell>
              <table:table-cell office:value="58.0" office:value-type="float">
                <text:p>58.0</text:p>
              </table:table-cell>
              <table:table-cell office:value="188.0" office:value-type="float">
                <text:p>188.0</text:p>
              </table:table-cell>
            </table:table-row>
            <table:table-row>
              <table:table-cell office:value="0.0" office:value-type="string">
                <text:p>101-200</text:p>
              </table:table-cell>
              <table:table-cell office:value="42.0" office:value-type="float">
                <text:p>42.0</text:p>
              </table:table-cell>
              <table:table-cell office:value="108.0" office:value-type="float">
                <text:p>108.0</text:p>
              </table:table-cell>
            </table:table-row>
          </table:table-rows>
        </table:table>
      </chart:chart>
    </office:chart>
  </office:body>
</office:document-content>
</file>

<file path=Count of Visits_1499780334475/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4</meta:creation-date>
    <dc:language>en</dc:language>
  </office:meta>
</office:document-meta>
</file>

<file path=Daily Visit_1499780334361/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e62018">
      <style:graphic-properties draw:stroke="none"/>
    </style:style>
    <style:style style:family="chart" style:name="aa7870f">
      <style:text-properties fo:font-size="12pt" style:font-size-asian="12pt" style:font-size-complex="12pt"/>
    </style:style>
    <style:style style:family="chart" style:name="adc8d75">
      <style:graphic-properties draw:fill="none" draw:fill-color="#e6e6e6" draw:stroke="none" svg:stroke-color="#b3b3b3"/>
      <style:text-properties fo:font-size="10pt" style:font-size-asian="10pt" style:font-size-complex="10pt"/>
    </style:style>
    <style:style style:family="chart" style:name="a3fc6ae">
      <style:chart-properties chart:right-angled-axes="true"/>
    </style:style>
    <style:style style:family="chart" style:name="a26b529">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b0fa41">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170676">
      <style:graphic-properties svg:stroke-color="#b3b3b3"/>
    </style:style>
    <style:style style:family="chart" style:name="a2d50f3">
      <style:graphic-properties dr3d:edge-rounding="0%" draw:fill-color="#BE36CF" draw:stroke="solid"/>
      <style:text-properties fo:font-size="6pt" style:font-charset-complex="6pt" style:font-size-asian="6pt"/>
    </style:style>
    <style:style style:family="chart" style:name="af0b8a0">
      <style:graphic-properties draw:fill="none" draw:fill-color="#e6e6e6" draw:stroke="none" svg:stroke-color="#b3b3b3"/>
    </style:style>
    <style:style style:family="chart" style:name="aaf3a1f">
      <style:graphic-properties draw:fill="none" draw:fill-color="#e6e6e6" draw:stroke="none" svg:stroke-color="#b3b3b3"/>
    </style:style>
  </office:automatic-styles>
  <office:body>
    <office:chart>
      <chart:chart chart:class="chart:line" chart:style-name="ae62018" svg:height="8cm" svg:width="7cm">
        <chart:title chart:style-name="aa7870f" svg:x="3.669cm" svg:y="0.141cm">
          <text:p>Daily Visit</text:p>
        </chart:title>
        <chart:legend chart:legend-position="top-end" chart:style-name="adc8d75" style:legend-expansion="balanced" svg:x="6.715cm" svg:y="3.192cm"/>
        <chart:plot-area chart:style-name="a3fc6ae" svg:height="7.52cm" svg:width="4.73cm" svg:x="0.16cm" svg:y="1.375cm">
          <chart:axis chart:dimension="x" chart:name="primary-x" chart:style-name="a26b529">
            <chart:categories table:cell-range-address="A.A7:A.A37"/>
          </chart:axis>
          <chart:axis chart:dimension="y" chart:name="primary-y" chart:style-name="ab0fa41">
            <chart:grid chart:class="major" chart:style-name="a170676"/>
          </chart:axis>
          <chart:series chart:class="chart:line" chart:label-cell-address="A.B6" chart:style-name="a2d50f3" chart:values-cell-range-address="A.B7:A.B37">
            <chart:data-point chart:repeated="1"/>
          </chart:series>
          <chart:wall chart:style-name="af0b8a0"/>
          <chart:floor chart:style-name="aaf3a1f"/>
        </chart:plot-area>
        <table:table>
          <table:table-header-columns>
            <table:table-column/>
          </table:table-header-columns>
          <table:table-columns>
            <table:table-column table:number-columns-repeated="1"/>
          </table:table-columns>
          <table:table-header-rows>
            <table:table-row>
              <table:table-cell office:value="0.0" office:value-type="string"/>
              <table:table-cell office:value="0.0" office:value-type="string">
                <text:p text:id="A.B6">Visits</text:p>
              </table:table-cell>
            </table:table-row>
          </table:table-header-rows>
          <table:table-rows>
            <table:table-row>
              <table:table-cell office:value="0.0" office:value-type="string">
                <text:p text:id="A.A7:A.A37">Apr 27</text:p>
              </table:table-cell>
              <table:table-cell office:value="33.0" office:value-type="float">
                <text:p text:id="A.B7:A.B37">33.0</text:p>
              </table:table-cell>
            </table:table-row>
            <table:table-row>
              <table:table-cell office:value="0.0" office:value-type="string">
                <text:p>Apr 28</text:p>
              </table:table-cell>
              <table:table-cell office:value="29.0" office:value-type="float">
                <text:p>29.0</text:p>
              </table:table-cell>
            </table:table-row>
            <table:table-row>
              <table:table-cell office:value="0.0" office:value-type="string">
                <text:p>Apr 29</text:p>
              </table:table-cell>
              <table:table-cell office:value="26.0" office:value-type="float">
                <text:p>26.0</text:p>
              </table:table-cell>
            </table:table-row>
            <table:table-row>
              <table:table-cell office:value="0.0" office:value-type="string">
                <text:p>Apr 30</text:p>
              </table:table-cell>
              <table:table-cell office:value="22.0" office:value-type="float">
                <text:p>22.0</text:p>
              </table:table-cell>
            </table:table-row>
            <table:table-row>
              <table:table-cell office:value="0.0" office:value-type="string">
                <text:p>May 01</text:p>
              </table:table-cell>
              <table:table-cell office:value="14.0" office:value-type="float">
                <text:p>14.0</text:p>
              </table:table-cell>
            </table:table-row>
            <table:table-row>
              <table:table-cell office:value="0.0" office:value-type="string">
                <text:p>May 02</text:p>
              </table:table-cell>
              <table:table-cell office:value="33.0" office:value-type="float">
                <text:p>33.0</text:p>
              </table:table-cell>
            </table:table-row>
            <table:table-row>
              <table:table-cell office:value="0.0" office:value-type="string">
                <text:p>May 03</text:p>
              </table:table-cell>
              <table:table-cell office:value="23.0" office:value-type="float">
                <text:p>23.0</text:p>
              </table:table-cell>
            </table:table-row>
            <table:table-row>
              <table:table-cell office:value="0.0" office:value-type="string">
                <text:p>May 04</text:p>
              </table:table-cell>
              <table:table-cell office:value="24.0" office:value-type="float">
                <text:p>24.0</text:p>
              </table:table-cell>
            </table:table-row>
            <table:table-row>
              <table:table-cell office:value="0.0" office:value-type="string">
                <text:p>May 05</text:p>
              </table:table-cell>
              <table:table-cell office:value="21.0" office:value-type="float">
                <text:p>21.0</text:p>
              </table:table-cell>
            </table:table-row>
            <table:table-row>
              <table:table-cell office:value="0.0" office:value-type="string">
                <text:p>May 06</text:p>
              </table:table-cell>
              <table:table-cell office:value="32.0" office:value-type="float">
                <text:p>32.0</text:p>
              </table:table-cell>
            </table:table-row>
            <table:table-row>
              <table:table-cell office:value="0.0" office:value-type="string">
                <text:p>May 07</text:p>
              </table:table-cell>
              <table:table-cell office:value="10.0" office:value-type="float">
                <text:p>10.0</text:p>
              </table:table-cell>
            </table:table-row>
            <table:table-row>
              <table:table-cell office:value="0.0" office:value-type="string">
                <text:p>May 08</text:p>
              </table:table-cell>
              <table:table-cell office:value="11.0" office:value-type="float">
                <text:p>11.0</text:p>
              </table:table-cell>
            </table:table-row>
            <table:table-row>
              <table:table-cell office:value="0.0" office:value-type="string">
                <text:p>May 09</text:p>
              </table:table-cell>
              <table:table-cell office:value="18.0" office:value-type="float">
                <text:p>18.0</text:p>
              </table:table-cell>
            </table:table-row>
            <table:table-row>
              <table:table-cell office:value="0.0" office:value-type="string">
                <text:p>May 10</text:p>
              </table:table-cell>
              <table:table-cell office:value="33.0" office:value-type="float">
                <text:p>33.0</text:p>
              </table:table-cell>
            </table:table-row>
            <table:table-row>
              <table:table-cell office:value="0.0" office:value-type="string">
                <text:p>May 11</text:p>
              </table:table-cell>
              <table:table-cell office:value="24.0" office:value-type="float">
                <text:p>24.0</text:p>
              </table:table-cell>
            </table:table-row>
            <table:table-row>
              <table:table-cell office:value="0.0" office:value-type="string">
                <text:p>May 12</text:p>
              </table:table-cell>
              <table:table-cell office:value="19.0" office:value-type="float">
                <text:p>19.0</text:p>
              </table:table-cell>
            </table:table-row>
            <table:table-row>
              <table:table-cell office:value="0.0" office:value-type="string">
                <text:p>May 13</text:p>
              </table:table-cell>
              <table:table-cell office:value="21.0" office:value-type="float">
                <text:p>21.0</text:p>
              </table:table-cell>
            </table:table-row>
            <table:table-row>
              <table:table-cell office:value="0.0" office:value-type="string">
                <text:p>May 14</text:p>
              </table:table-cell>
              <table:table-cell office:value="30.0" office:value-type="float">
                <text:p>30.0</text:p>
              </table:table-cell>
            </table:table-row>
            <table:table-row>
              <table:table-cell office:value="0.0" office:value-type="string">
                <text:p>May 15</text:p>
              </table:table-cell>
              <table:table-cell office:value="12.0" office:value-type="float">
                <text:p>12.0</text:p>
              </table:table-cell>
            </table:table-row>
            <table:table-row>
              <table:table-cell office:value="0.0" office:value-type="string">
                <text:p>May 16</text:p>
              </table:table-cell>
              <table:table-cell office:value="26.0" office:value-type="float">
                <text:p>26.0</text:p>
              </table:table-cell>
            </table:table-row>
            <table:table-row>
              <table:table-cell office:value="0.0" office:value-type="string">
                <text:p>May 17</text:p>
              </table:table-cell>
              <table:table-cell office:value="37.0" office:value-type="float">
                <text:p>37.0</text:p>
              </table:table-cell>
            </table:table-row>
            <table:table-row>
              <table:table-cell office:value="0.0" office:value-type="string">
                <text:p>May 18</text:p>
              </table:table-cell>
              <table:table-cell office:value="37.0" office:value-type="float">
                <text:p>37.0</text:p>
              </table:table-cell>
            </table:table-row>
            <table:table-row>
              <table:table-cell office:value="0.0" office:value-type="string">
                <text:p>May 19</text:p>
              </table:table-cell>
              <table:table-cell office:value="39.0" office:value-type="float">
                <text:p>39.0</text:p>
              </table:table-cell>
            </table:table-row>
            <table:table-row>
              <table:table-cell office:value="0.0" office:value-type="string">
                <text:p>May 20</text:p>
              </table:table-cell>
              <table:table-cell office:value="51.0" office:value-type="float">
                <text:p>51.0</text:p>
              </table:table-cell>
            </table:table-row>
            <table:table-row>
              <table:table-cell office:value="0.0" office:value-type="string">
                <text:p>May 21</text:p>
              </table:table-cell>
              <table:table-cell office:value="26.0" office:value-type="float">
                <text:p>26.0</text:p>
              </table:table-cell>
            </table:table-row>
            <table:table-row>
              <table:table-cell office:value="0.0" office:value-type="string">
                <text:p>May 22</text:p>
              </table:table-cell>
              <table:table-cell office:value="23.0" office:value-type="float">
                <text:p>23.0</text:p>
              </table:table-cell>
            </table:table-row>
            <table:table-row>
              <table:table-cell office:value="0.0" office:value-type="string">
                <text:p>May 23</text:p>
              </table:table-cell>
              <table:table-cell office:value="32.0" office:value-type="float">
                <text:p>32.0</text:p>
              </table:table-cell>
            </table:table-row>
            <table:table-row>
              <table:table-cell office:value="0.0" office:value-type="string">
                <text:p>May 24</text:p>
              </table:table-cell>
              <table:table-cell office:value="27.0" office:value-type="float">
                <text:p>27.0</text:p>
              </table:table-cell>
            </table:table-row>
            <table:table-row>
              <table:table-cell office:value="0.0" office:value-type="string">
                <text:p>May 25</text:p>
              </table:table-cell>
              <table:table-cell office:value="36.0" office:value-type="float">
                <text:p>36.0</text:p>
              </table:table-cell>
            </table:table-row>
            <table:table-row>
              <table:table-cell office:value="0.0" office:value-type="string">
                <text:p>May 26</text:p>
              </table:table-cell>
              <table:table-cell office:value="22.0" office:value-type="float">
                <text:p>22.0</text:p>
              </table:table-cell>
            </table:table-row>
            <table:table-row>
              <table:table-cell office:value="0.0" office:value-type="string">
                <text:p>May 27</text:p>
              </table:table-cell>
              <table:table-cell office:value="34.0" office:value-type="float">
                <text:p>34.0</text:p>
              </table:table-cell>
            </table:table-row>
          </table:table-rows>
        </table:table>
      </chart:chart>
    </office:chart>
  </office:body>
</office:document-content>
</file>

<file path=Daily Visit_1499780334361/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4</meta:creation-date>
    <dc:language>en</dc:language>
  </office:meta>
</office:document-meta>
</file>

<file path=New Visitor VS. Returning Visitor_1499780334321/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7c07d4">
      <style:graphic-properties draw:stroke="none"/>
    </style:style>
    <style:style style:family="chart" style:name="a6a27e1">
      <style:text-properties fo:font-size="12pt" style:font-size-asian="12pt" style:font-size-complex="12pt"/>
    </style:style>
    <style:style style:family="chart" style:name="a361e66">
      <style:graphic-properties draw:fill="none" draw:fill-color="#e6e6e6" draw:stroke="none" svg:stroke-color="#b3b3b3"/>
      <style:text-properties fo:font-size="10pt" style:font-size-asian="10pt" style:font-size-complex="10pt"/>
    </style:style>
    <style:style style:family="chart" style:name="a9eb23d">
      <style:chart-properties chart:right-angled-axes="true"/>
    </style:style>
    <style:style style:family="chart" style:name="ac0ef97">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8f3512">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d08b5a">
      <style:graphic-properties svg:stroke-color="#b3b3b3"/>
    </style:style>
    <style:style style:family="chart" style:name="aa08395">
      <style:graphic-properties dr3d:edge-rounding="0%" draw:fill-color="#ADF1AF" draw:stroke="solid"/>
      <style:text-properties fo:font-size="6pt" style:font-charset-complex="6pt" style:font-size-asian="6pt"/>
    </style:style>
    <style:style style:family="chart" style:name="a01a305">
      <style:graphic-properties draw:fill="none" draw:fill-color="#e6e6e6" draw:stroke="none" svg:stroke-color="#b3b3b3"/>
    </style:style>
    <style:style style:family="chart" style:name="ae6476e">
      <style:graphic-properties draw:fill="none" draw:fill-color="#e6e6e6" draw:stroke="none" svg:stroke-color="#b3b3b3"/>
    </style:style>
  </office:automatic-styles>
  <office:body>
    <office:chart>
      <chart:chart chart:class="chart:circle" chart:style-name="a7c07d4" svg:height="8cm" svg:width="7cm">
        <chart:title chart:style-name="a6a27e1" svg:x="3.669cm" svg:y="0.141cm">
          <text:p>New Visitor VS. Returning Visitor</text:p>
        </chart:title>
        <chart:legend chart:legend-position="top-end" chart:style-name="a361e66" style:legend-expansion="balanced" svg:x="6.715cm" svg:y="3.192cm"/>
        <chart:plot-area chart:style-name="a9eb23d" svg:height="7.52cm" svg:width="4.73cm" svg:x="0.16cm" svg:y="1.375cm">
          <chart:axis chart:dimension="x" chart:name="primary-x" chart:style-name="ac0ef97">
            <chart:categories table:cell-range-address="A.A2:A.A3"/>
          </chart:axis>
          <chart:axis chart:dimension="y" chart:name="primary-y" chart:style-name="a8f3512">
            <chart:grid chart:class="major" chart:style-name="ad08b5a"/>
          </chart:axis>
          <chart:series chart:class="chart:circle" chart:label-cell-address="A.B1" chart:style-name="aa08395" chart:values-cell-range-address="A.B2:A.B3">
            <chart:data-point chart:repeated="1"/>
          </chart:series>
          <chart:wall chart:style-name="a01a305"/>
          <chart:floor chart:style-name="ae6476e"/>
        </chart:plot-area>
        <table:table>
          <table:table-header-columns>
            <table:table-column/>
          </table:table-header-columns>
          <table:table-columns>
            <table:table-column table:number-columns-repeated="1"/>
          </table:table-columns>
          <table:table-header-rows>
            <table:table-row>
              <table:table-cell office:value="0.0" office:value-type="string"/>
              <table:table-cell office:value="0.0" office:value-type="string">
                <text:p text:id="A.B1">Visits</text:p>
              </table:table-cell>
            </table:table-row>
          </table:table-header-rows>
          <table:table-rows>
            <table:table-row>
              <table:table-cell office:value="0.0" office:value-type="string">
                <text:p text:id="A.A2:A.A3">New Visitor</text:p>
              </table:table-cell>
              <table:table-cell office:value="270.0" office:value-type="float">
                <text:p text:id="A.B2:A.B3">270.0</text:p>
              </table:table-cell>
            </table:table-row>
            <table:table-row>
              <table:table-cell office:value="0.0" office:value-type="string">
                <text:p>Returning Visitor</text:p>
              </table:table-cell>
              <table:table-cell office:value="555.0" office:value-type="float">
                <text:p>555.0</text:p>
              </table:table-cell>
            </table:table-row>
          </table:table-rows>
        </table:table>
      </chart:chart>
    </office:chart>
  </office:body>
</office:document-content>
</file>

<file path=New Visitor VS. Returning Visitor_1499780334321/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4</meta:creation-date>
    <dc:language>en</dc:language>
  </office:meta>
</office:document-meta>
</file>

<file path=Page Visit_1499780334804/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eb4317">
      <style:graphic-properties draw:stroke="none"/>
    </style:style>
    <style:style style:family="chart" style:name="a515541">
      <style:text-properties fo:font-size="12pt" style:font-size-asian="12pt" style:font-size-complex="12pt"/>
    </style:style>
    <style:style style:family="chart" style:name="a33ea6c">
      <style:graphic-properties draw:fill="none" draw:fill-color="#e6e6e6" draw:stroke="none" svg:stroke-color="#b3b3b3"/>
      <style:text-properties fo:font-size="10pt" style:font-size-asian="10pt" style:font-size-complex="10pt"/>
    </style:style>
    <style:style style:family="chart" style:name="a3112ca">
      <style:chart-properties chart:right-angled-axes="true"/>
    </style:style>
    <style:style style:family="chart" style:name="a3b4c2c">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843c70">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e17908">
      <style:graphic-properties svg:stroke-color="#b3b3b3"/>
    </style:style>
    <style:style style:family="chart" style:name="a89ea81">
      <style:graphic-properties dr3d:edge-rounding="0%" draw:fill-color="#2A1C49" draw:stroke="solid"/>
      <style:text-properties fo:font-size="6pt" style:font-charset-complex="6pt" style:font-size-asian="6pt"/>
    </style:style>
    <style:style style:family="chart" style:name="a60b6b3">
      <style:graphic-properties dr3d:edge-rounding="0%" draw:fill-color="#0D52B4" draw:stroke="solid"/>
      <style:text-properties fo:font-size="6pt" style:font-charset-complex="6pt" style:font-size-asian="6pt"/>
    </style:style>
    <style:style style:family="chart" style:name="a5b5885">
      <style:graphic-properties draw:fill="none" draw:fill-color="#e6e6e6" draw:stroke="none" svg:stroke-color="#b3b3b3"/>
    </style:style>
    <style:style style:family="chart" style:name="a6844ef">
      <style:graphic-properties draw:fill="none" draw:fill-color="#e6e6e6" draw:stroke="none" svg:stroke-color="#b3b3b3"/>
    </style:style>
  </office:automatic-styles>
  <office:body>
    <office:chart>
      <chart:chart chart:class="chart:bar" chart:style-name="aeb4317" svg:height="8cm" svg:width="7cm">
        <chart:title chart:style-name="a515541" svg:x="3.669cm" svg:y="0.141cm">
          <text:p>Page Visit</text:p>
        </chart:title>
        <chart:legend chart:legend-position="top-end" chart:style-name="a33ea6c" style:legend-expansion="balanced" svg:x="6.715cm" svg:y="3.192cm"/>
        <chart:plot-area chart:style-name="a3112ca" svg:height="7.52cm" svg:width="4.73cm" svg:x="0.16cm" svg:y="1.375cm">
          <chart:axis chart:dimension="x" chart:name="primary-x" chart:style-name="a3b4c2c">
            <chart:categories table:cell-range-address="C.A2:C.A8"/>
          </chart:axis>
          <chart:axis chart:dimension="y" chart:name="primary-y" chart:style-name="a843c70">
            <chart:grid chart:class="major" chart:style-name="ae17908"/>
          </chart:axis>
          <chart:series chart:class="chart:bar" chart:label-cell-address="C.B1" chart:style-name="a89ea81" chart:values-cell-range-address="C.B2:C.B8">
            <chart:data-point chart:repeated="2"/>
          </chart:series>
          <chart:series chart:class="chart:bar" chart:label-cell-address="C.C1" chart:style-name="a60b6b3" chart:values-cell-range-address="C.C2:C.C8">
            <chart:data-point chart:repeated="2"/>
          </chart:series>
          <chart:wall chart:style-name="a5b5885"/>
          <chart:floor chart:style-name="a6844ef"/>
        </chart:plot-area>
        <table:table>
          <table:table-header-columns>
            <table:table-column/>
          </table:table-header-columns>
          <table:table-columns>
            <table:table-column table:number-columns-repeated="2"/>
          </table:table-columns>
          <table:table-header-rows>
            <table:table-row>
              <table:table-cell office:value="0.0" office:value-type="string"/>
              <table:table-cell office:value="0.0" office:value-type="string">
                <text:p text:id="C.B1">Pageviews</text:p>
              </table:table-cell>
              <table:table-cell office:value="0.0" office:value-type="string">
                <text:p text:id="C.C1">Unique Pageviews</text:p>
              </table:table-cell>
            </table:table-row>
          </table:table-header-rows>
          <table:table-rows>
            <table:table-row>
              <table:table-cell office:value="0.0" office:value-type="string">
                <text:p text:id="C.A2:C.A8">/index.html</text:p>
              </table:table-cell>
              <table:table-cell office:value="745.0" office:value-type="float">
                <text:p text:id="C.B2:C.B8">745.0</text:p>
              </table:table-cell>
              <table:table-cell office:value="554.0" office:value-type="float">
                <text:p text:id="C.C2:C.C8">554.0</text:p>
              </table:table-cell>
            </table:table-row>
            <table:table-row>
              <table:table-cell office:value="0.0" office:value-type="string">
                <text:p>/demo/index.html</text:p>
              </table:table-cell>
              <table:table-cell office:value="318.0" office:value-type="float">
                <text:p>318.0</text:p>
              </table:table-cell>
              <table:table-cell office:value="190.0" office:value-type="float">
                <text:p>190.0</text:p>
              </table:table-cell>
            </table:table-row>
            <table:table-row>
              <table:table-cell office:value="0.0" office:value-type="string">
                <text:p>/downloads.html</text:p>
              </table:table-cell>
              <table:table-cell office:value="287.0" office:value-type="float">
                <text:p>287.0</text:p>
              </table:table-cell>
              <table:table-cell office:value="207.0" office:value-type="float">
                <text:p>207.0</text:p>
              </table:table-cell>
            </table:table-row>
            <table:table-row>
              <table:table-cell office:value="0.0" office:value-type="string">
                <text:p>/cookbook/index.html</text:p>
              </table:table-cell>
              <table:table-cell office:value="353.0" office:value-type="float">
                <text:p>353.0</text:p>
              </table:table-cell>
              <table:table-cell office:value="229.0" office:value-type="float">
                <text:p>229.0</text:p>
              </table:table-cell>
            </table:table-row>
            <table:table-row>
              <table:table-cell office:value="0.0" office:value-type="string">
                <text:p>/documents.html</text:p>
              </table:table-cell>
              <table:table-cell office:value="228.0" office:value-type="float">
                <text:p>228.0</text:p>
              </table:table-cell>
              <table:table-cell office:value="151.0" office:value-type="float">
                <text:p>151.0</text:p>
              </table:table-cell>
            </table:table-row>
            <table:table-row>
              <table:table-cell office:value="0.0" office:value-type="string">
                <text:p>/demo/demo3.html</text:p>
              </table:table-cell>
              <table:table-cell office:value="183.0" office:value-type="float">
                <text:p>183.0</text:p>
              </table:table-cell>
              <table:table-cell office:value="146.0" office:value-type="float">
                <text:p>146.0</text:p>
              </table:table-cell>
            </table:table-row>
            <table:table-row>
              <table:table-cell office:value="0.0" office:value-type="string">
                <text:p>/cookbook/Text Document.html</text:p>
              </table:table-cell>
              <table:table-cell office:value="160.0" office:value-type="float">
                <text:p>160.0</text:p>
              </table:table-cell>
              <table:table-cell office:value="108.0" office:value-type="float">
                <text:p>108.0</text:p>
              </table:table-cell>
            </table:table-row>
          </table:table-rows>
        </table:table>
      </chart:chart>
    </office:chart>
  </office:body>
</office:document-content>
</file>

<file path=Page Visit_1499780334804/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4</meta:creation-date>
    <dc:language>en</dc:language>
  </office:meta>
</office:document-meta>
</file>

<file path=Referral Traffic_1499780334656/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a630d9">
      <style:graphic-properties draw:stroke="none"/>
    </style:style>
    <style:style style:family="chart" style:name="a1dde6b">
      <style:text-properties fo:font-size="12pt" style:font-size-asian="12pt" style:font-size-complex="12pt"/>
    </style:style>
    <style:style style:family="chart" style:name="a729ffd">
      <style:graphic-properties draw:fill="none" draw:fill-color="#e6e6e6" draw:stroke="none" svg:stroke-color="#b3b3b3"/>
      <style:text-properties fo:font-size="10pt" style:font-size-asian="10pt" style:font-size-complex="10pt"/>
    </style:style>
    <style:style style:family="chart" style:name="ad8c67c">
      <style:chart-properties chart:right-angled-axes="true"/>
    </style:style>
    <style:style style:family="chart" style:name="ae1219b">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f7300d">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f61368">
      <style:graphic-properties svg:stroke-color="#b3b3b3"/>
    </style:style>
    <style:style style:family="chart" style:name="a76d7c8">
      <style:graphic-properties dr3d:edge-rounding="0%" draw:fill-color="#0FE5B0" draw:stroke="solid"/>
      <style:text-properties fo:font-size="6pt" style:font-charset-complex="6pt" style:font-size-asian="6pt"/>
    </style:style>
    <style:style style:family="chart" style:name="a3cc4b7">
      <style:graphic-properties dr3d:edge-rounding="0%" draw:fill-color="#38ECCE" draw:stroke="solid"/>
      <style:text-properties fo:font-size="6pt" style:font-charset-complex="6pt" style:font-size-asian="6pt"/>
    </style:style>
    <style:style style:family="chart" style:name="a950f9d">
      <style:graphic-properties draw:fill="none" draw:fill-color="#e6e6e6" draw:stroke="none" svg:stroke-color="#b3b3b3"/>
    </style:style>
    <style:style style:family="chart" style:name="a239771">
      <style:graphic-properties draw:fill="none" draw:fill-color="#e6e6e6" draw:stroke="none" svg:stroke-color="#b3b3b3"/>
    </style:style>
  </office:automatic-styles>
  <office:body>
    <office:chart>
      <chart:chart chart:class="chart:circle" chart:style-name="aa630d9" svg:height="8cm" svg:width="7cm">
        <chart:title chart:style-name="a1dde6b" svg:x="3.669cm" svg:y="0.141cm">
          <text:p>Referral Traffic</text:p>
        </chart:title>
        <chart:legend chart:legend-position="top-end" chart:style-name="a729ffd" style:legend-expansion="balanced" svg:x="6.715cm" svg:y="3.192cm"/>
        <chart:plot-area chart:style-name="ad8c67c" svg:height="7.52cm" svg:width="4.73cm" svg:x="0.16cm" svg:y="1.375cm">
          <chart:axis chart:dimension="x" chart:name="primary-x" chart:style-name="ae1219b">
            <chart:categories table:cell-range-address="B.A10:B.A19"/>
          </chart:axis>
          <chart:axis chart:dimension="y" chart:name="primary-y" chart:style-name="af7300d">
            <chart:grid chart:class="major" chart:style-name="af61368"/>
          </chart:axis>
          <chart:series chart:class="chart:circle" chart:label-cell-address="B.B9" chart:style-name="a76d7c8" chart:values-cell-range-address="B.B10:B.B19">
            <chart:data-point chart:repeated="2"/>
          </chart:series>
          <chart:series chart:class="chart:circle" chart:label-cell-address="B.C9" chart:style-name="a3cc4b7" chart:values-cell-range-address="B.C10:B.C19">
            <chart:data-point chart:repeated="2"/>
          </chart:series>
          <chart:wall chart:style-name="a950f9d"/>
          <chart:floor chart:style-name="a239771"/>
        </chart:plot-area>
        <table:table>
          <table:table-header-columns>
            <table:table-column/>
          </table:table-header-columns>
          <table:table-columns>
            <table:table-column table:number-columns-repeated="2"/>
          </table:table-columns>
          <table:table-header-rows>
            <table:table-row>
              <table:table-cell office:value="0.0" office:value-type="string"/>
              <table:table-cell office:value="0.0" office:value-type="string">
                <text:p text:id="B.B9">Visits</text:p>
              </table:table-cell>
              <table:table-cell office:value="0.0" office:value-type="string">
                <text:p text:id="B.C9">Pages/Visit</text:p>
              </table:table-cell>
            </table:table-row>
          </table:table-header-rows>
          <table:table-rows>
            <table:table-row>
              <table:table-cell office:value="0.0" office:value-type="string">
                <text:p text:id="B.A10:B.A19">odftoolkit.org</text:p>
              </table:table-cell>
              <table:table-cell office:value="362.0" office:value-type="float">
                <text:p text:id="B.B10:B.B19">362.0</text:p>
              </table:table-cell>
              <table:table-cell office:value="4.72" office:value-type="float">
                <text:p text:id="B.C10:B.C19">4.72</text:p>
              </table:table-cell>
            </table:table-row>
            <table:table-row>
              <table:table-cell office:value="0.0" office:value-type="string">
                <text:p>root.cz</text:p>
              </table:table-cell>
              <table:table-cell office:value="66.0" office:value-type="float">
                <text:p>66.0</text:p>
              </table:table-cell>
              <table:table-cell office:value="1.71" office:value-type="float">
                <text:p>1.71</text:p>
              </table:table-cell>
            </table:table-row>
            <table:table-row>
              <table:table-cell office:value="0.0" office:value-type="string">
                <text:p>freshmeat.net</text:p>
              </table:table-cell>
              <table:table-cell office:value="20.0" office:value-type="float">
                <text:p>20.0</text:p>
              </table:table-cell>
              <table:table-cell office:value="2.2" office:value-type="float">
                <text:p>2.2</text:p>
              </table:table-cell>
            </table:table-row>
            <table:table-row>
              <table:table-cell office:value="0.0" office:value-type="string">
                <text:p>robweir.com</text:p>
              </table:table-cell>
              <table:table-cell office:value="15.0" office:value-type="float">
                <text:p>15.0</text:p>
              </table:table-cell>
              <table:table-cell office:value="1.33" office:value-type="float">
                <text:p>1.33</text:p>
              </table:table-cell>
            </table:table-row>
            <table:table-row>
              <table:table-cell office:value="0.0" office:value-type="string">
                <text:p>opendocument.xml.org</text:p>
              </table:table-cell>
              <table:table-cell office:value="7.0" office:value-type="float">
                <text:p>7.0</text:p>
              </table:table-cell>
              <table:table-cell office:value="2.43" office:value-type="float">
                <text:p>2.43</text:p>
              </table:table-cell>
            </table:table-row>
            <table:table-row>
              <table:table-cell office:value="0.0" office:value-type="string">
                <text:p>open-open.com</text:p>
              </table:table-cell>
              <table:table-cell office:value="5.0" office:value-type="float">
                <text:p>5.0</text:p>
              </table:table-cell>
              <table:table-cell office:value="1.4" office:value-type="float">
                <text:p>1.4</text:p>
              </table:table-cell>
            </table:table-row>
            <table:table-row>
              <table:table-cell office:value="0.0" office:value-type="string">
                <text:p>t.sina.com.cn</text:p>
              </table:table-cell>
              <table:table-cell office:value="3.0" office:value-type="float">
                <text:p>3.0</text:p>
              </table:table-cell>
              <table:table-cell office:value="3.67" office:value-type="float">
                <text:p>3.67</text:p>
              </table:table-cell>
            </table:table-row>
            <table:table-row>
              <table:table-cell office:value="0.0" office:value-type="string">
                <text:p>google.co.in</text:p>
              </table:table-cell>
              <table:table-cell office:value="2.0" office:value-type="float">
                <text:p>2.0</text:p>
              </table:table-cell>
              <table:table-cell office:value="6.5" office:value-type="float">
                <text:p>6.5</text:p>
              </table:table-cell>
            </table:table-row>
            <table:table-row>
              <table:table-cell office:value="0.0" office:value-type="string">
                <text:p>slug.es</text:p>
              </table:table-cell>
              <table:table-cell office:value="2.0" office:value-type="float">
                <text:p>2.0</text:p>
              </table:table-cell>
              <table:table-cell office:value="2.5" office:value-type="float">
                <text:p>2.5</text:p>
              </table:table-cell>
            </table:table-row>
            <table:table-row>
              <table:table-cell office:value="0.0" office:value-type="string">
                <text:p>twitter.com</text:p>
              </table:table-cell>
              <table:table-cell office:value="2.0" office:value-type="float">
                <text:p>2.0</text:p>
              </table:table-cell>
              <table:table-cell office:value="1.0" office:value-type="float">
                <text:p>1.0</text:p>
              </table:table-cell>
            </table:table-row>
          </table:table-rows>
        </table:table>
      </chart:chart>
    </office:chart>
  </office:body>
</office:document-content>
</file>

<file path=Referral Traffic_1499780334656/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4</meta:creation-date>
    <dc:language>en</dc:language>
  </office:meta>
</office:document-meta>
</file>

<file path=Search Keyword_1499780334737/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0021c1">
      <style:graphic-properties draw:stroke="none"/>
    </style:style>
    <style:style style:family="chart" style:name="aec88a1">
      <style:text-properties fo:font-size="12pt" style:font-size-asian="12pt" style:font-size-complex="12pt"/>
    </style:style>
    <style:style style:family="chart" style:name="acc0c77">
      <style:graphic-properties draw:fill="none" draw:fill-color="#e6e6e6" draw:stroke="none" svg:stroke-color="#b3b3b3"/>
      <style:text-properties fo:font-size="10pt" style:font-size-asian="10pt" style:font-size-complex="10pt"/>
    </style:style>
    <style:style style:family="chart" style:name="a1ece8a">
      <style:chart-properties chart:right-angled-axes="true"/>
    </style:style>
    <style:style style:family="chart" style:name="ab888ad">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ef7ad4">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cef92d">
      <style:graphic-properties svg:stroke-color="#b3b3b3"/>
    </style:style>
    <style:style style:family="chart" style:name="a8ec900">
      <style:graphic-properties dr3d:edge-rounding="0%" draw:fill-color="#3B7B23" draw:stroke="solid"/>
      <style:text-properties fo:font-size="6pt" style:font-charset-complex="6pt" style:font-size-asian="6pt"/>
    </style:style>
    <style:style style:family="chart" style:name="a901297">
      <style:graphic-properties dr3d:edge-rounding="0%" draw:fill-color="#C213BC" draw:stroke="solid"/>
      <style:text-properties fo:font-size="6pt" style:font-charset-complex="6pt" style:font-size-asian="6pt"/>
    </style:style>
    <style:style style:family="chart" style:name="a3f4165">
      <style:graphic-properties draw:fill="none" draw:fill-color="#e6e6e6" draw:stroke="none" svg:stroke-color="#b3b3b3"/>
    </style:style>
    <style:style style:family="chart" style:name="a997f63">
      <style:graphic-properties draw:fill="none" draw:fill-color="#e6e6e6" draw:stroke="none" svg:stroke-color="#b3b3b3"/>
    </style:style>
  </office:automatic-styles>
  <office:body>
    <office:chart>
      <chart:chart chart:class="chart:circle" chart:style-name="a0021c1" svg:height="8cm" svg:width="7cm">
        <chart:title chart:style-name="aec88a1" svg:x="3.669cm" svg:y="0.141cm">
          <text:p>Search Keyword</text:p>
        </chart:title>
        <chart:legend chart:legend-position="top-end" chart:style-name="acc0c77" style:legend-expansion="balanced" svg:x="6.715cm" svg:y="3.192cm"/>
        <chart:plot-area chart:style-name="a1ece8a" svg:height="7.52cm" svg:width="4.73cm" svg:x="0.16cm" svg:y="1.375cm">
          <chart:axis chart:dimension="x" chart:name="primary-x" chart:style-name="ab888ad">
            <chart:categories table:cell-range-address="B.E3:B.E8"/>
          </chart:axis>
          <chart:axis chart:dimension="y" chart:name="primary-y" chart:style-name="aef7ad4">
            <chart:grid chart:class="major" chart:style-name="acef92d"/>
          </chart:axis>
          <chart:series chart:class="chart:circle" chart:label-cell-address="B.F2" chart:style-name="a8ec900" chart:values-cell-range-address="B.F3:B.F8">
            <chart:data-point chart:repeated="2"/>
          </chart:series>
          <chart:series chart:class="chart:circle" chart:label-cell-address="B.G2" chart:style-name="a901297" chart:values-cell-range-address="B.G3:B.G8">
            <chart:data-point chart:repeated="2"/>
          </chart:series>
          <chart:wall chart:style-name="a3f4165"/>
          <chart:floor chart:style-name="a997f63"/>
        </chart:plot-area>
        <table:table>
          <table:table-header-columns>
            <table:table-column/>
          </table:table-header-columns>
          <table:table-columns>
            <table:table-column table:number-columns-repeated="2"/>
          </table:table-columns>
          <table:table-header-rows>
            <table:table-row>
              <table:table-cell office:value="0.0" office:value-type="string"/>
              <table:table-cell office:value="0.0" office:value-type="string">
                <text:p text:id="B.F2">Visits</text:p>
              </table:table-cell>
              <table:table-cell office:value="0.0" office:value-type="string">
                <text:p text:id="B.G2">Pages/Visit</text:p>
              </table:table-cell>
            </table:table-row>
          </table:table-header-rows>
          <table:table-rows>
            <table:table-row>
              <table:table-cell office:value="0.0" office:value-type="string">
                <text:p text:id="B.E3:B.E8">simpleodf</text:p>
              </table:table-cell>
              <table:table-cell office:value="57.0" office:value-type="float">
                <text:p text:id="B.F3:B.F8">57.0</text:p>
              </table:table-cell>
              <table:table-cell office:value="2.91" office:value-type="float">
                <text:p text:id="B.G3:B.G8">2.91</text:p>
              </table:table-cell>
            </table:table-row>
            <table:table-row>
              <table:table-cell office:value="0.0" office:value-type="string">
                <text:p>simple odf</text:p>
              </table:table-cell>
              <table:table-cell office:value="21.0" office:value-type="float">
                <text:p>21.0</text:p>
              </table:table-cell>
              <table:table-cell office:value="4.52" office:value-type="float">
                <text:p>4.52</text:p>
              </table:table-cell>
            </table:table-row>
            <table:table-row>
              <table:table-cell office:value="0.0" office:value-type="string">
                <text:p>http://simple.odftoolkit.org/</text:p>
              </table:table-cell>
              <table:table-cell office:value="16.0" office:value-type="float">
                <text:p>16.0</text:p>
              </table:table-cell>
              <table:table-cell office:value="2.62" office:value-type="float">
                <text:p>2.62</text:p>
              </table:table-cell>
            </table:table-row>
            <table:table-row>
              <table:table-cell office:value="0.0" office:value-type="string">
                <text:p>simple odf vs simple odf java</text:p>
              </table:table-cell>
              <table:table-cell office:value="6.0" office:value-type="float">
                <text:p>6.0</text:p>
              </table:table-cell>
              <table:table-cell office:value="1.0" office:value-type="float">
                <text:p>1.0</text:p>
              </table:table-cell>
            </table:table-row>
            <table:table-row>
              <table:table-cell office:value="0.0" office:value-type="string">
                <text:p>odfdom simple cookbook</text:p>
              </table:table-cell>
              <table:table-cell office:value="3.0" office:value-type="float">
                <text:p>3.0</text:p>
              </table:table-cell>
              <table:table-cell office:value="2.33" office:value-type="float">
                <text:p>2.33</text:p>
              </table:table-cell>
            </table:table-row>
            <table:table-row>
              <table:table-cell office:value="0.0" office:value-type="string">
                <text:p>opengtd</text:p>
              </table:table-cell>
              <table:table-cell office:value="3.0" office:value-type="float">
                <text:p>3.0</text:p>
              </table:table-cell>
              <table:table-cell office:value="2.67" office:value-type="float">
                <text:p>2.67</text:p>
              </table:table-cell>
            </table:table-row>
          </table:table-rows>
        </table:table>
      </chart:chart>
    </office:chart>
  </office:body>
</office:document-content>
</file>

<file path=Search Keyword_1499780334737/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4</meta:creation-date>
    <dc:language>en</dc:language>
  </office:meta>
</office:document-meta>
</file>

<file path=Traffic Sources Type_1499780334616/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837588">
      <style:graphic-properties draw:stroke="none"/>
    </style:style>
    <style:style style:family="chart" style:name="ae2aecd">
      <style:text-properties fo:font-size="12pt" style:font-size-asian="12pt" style:font-size-complex="12pt"/>
    </style:style>
    <style:style style:family="chart" style:name="ac0d2ed">
      <style:graphic-properties draw:fill="none" draw:fill-color="#e6e6e6" draw:stroke="none" svg:stroke-color="#b3b3b3"/>
      <style:text-properties fo:font-size="10pt" style:font-size-asian="10pt" style:font-size-complex="10pt"/>
    </style:style>
    <style:style style:family="chart" style:name="a8fa65f">
      <style:chart-properties chart:right-angled-axes="true"/>
    </style:style>
    <style:style style:family="chart" style:name="ae4c113">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7a7dea">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934f14">
      <style:graphic-properties svg:stroke-color="#b3b3b3"/>
    </style:style>
    <style:style style:family="chart" style:name="a240ff6">
      <style:graphic-properties dr3d:edge-rounding="0%" draw:fill-color="#B4337A" draw:stroke="solid"/>
      <style:text-properties fo:font-size="6pt" style:font-charset-complex="6pt" style:font-size-asian="6pt"/>
    </style:style>
    <style:style style:family="chart" style:name="a7490fe">
      <style:graphic-properties dr3d:edge-rounding="0%" draw:fill-color="#82A06C" draw:stroke="solid"/>
      <style:text-properties fo:font-size="6pt" style:font-charset-complex="6pt" style:font-size-asian="6pt"/>
    </style:style>
    <style:style style:family="chart" style:name="a422539">
      <style:graphic-properties draw:fill="none" draw:fill-color="#e6e6e6" draw:stroke="none" svg:stroke-color="#b3b3b3"/>
    </style:style>
    <style:style style:family="chart" style:name="aed45dd">
      <style:graphic-properties draw:fill="none" draw:fill-color="#e6e6e6" draw:stroke="none" svg:stroke-color="#b3b3b3"/>
    </style:style>
  </office:automatic-styles>
  <office:body>
    <office:chart>
      <chart:chart chart:class="chart:circle" chart:style-name="a837588" svg:height="8cm" svg:width="7cm">
        <chart:title chart:style-name="ae2aecd" svg:x="3.669cm" svg:y="0.141cm">
          <text:p>Traffic Sources Type</text:p>
        </chart:title>
        <chart:legend chart:legend-position="top-end" chart:style-name="ac0d2ed" style:legend-expansion="balanced" svg:x="6.715cm" svg:y="3.192cm"/>
        <chart:plot-area chart:style-name="a8fa65f" svg:height="7.52cm" svg:width="4.73cm" svg:x="0.16cm" svg:y="1.375cm">
          <chart:axis chart:dimension="x" chart:name="primary-x" chart:style-name="ae4c113">
            <chart:categories table:cell-range-address="B.A3:B.A5"/>
          </chart:axis>
          <chart:axis chart:dimension="y" chart:name="primary-y" chart:style-name="a7a7dea">
            <chart:grid chart:class="major" chart:style-name="a934f14"/>
          </chart:axis>
          <chart:series chart:class="chart:circle" chart:label-cell-address="B.B2" chart:style-name="a240ff6" chart:values-cell-range-address="B.B3:B.B5">
            <chart:data-point chart:repeated="2"/>
          </chart:series>
          <chart:series chart:class="chart:circle" chart:label-cell-address="B.C2" chart:style-name="a7490fe" chart:values-cell-range-address="B.C3:B.C5">
            <chart:data-point chart:repeated="2"/>
          </chart:series>
          <chart:wall chart:style-name="a422539"/>
          <chart:floor chart:style-name="aed45dd"/>
        </chart:plot-area>
        <table:table>
          <table:table-header-columns>
            <table:table-column/>
          </table:table-header-columns>
          <table:table-columns>
            <table:table-column table:number-columns-repeated="2"/>
          </table:table-columns>
          <table:table-header-rows>
            <table:table-row>
              <table:table-cell office:value="0.0" office:value-type="string"/>
              <table:table-cell office:value="0.0" office:value-type="string">
                <text:p text:id="B.B2">Percentage</text:p>
              </table:table-cell>
              <table:table-cell office:value="0.0" office:value-type="string">
                <text:p text:id="B.C2">Visits</text:p>
              </table:table-cell>
            </table:table-row>
          </table:table-header-rows>
          <table:table-rows>
            <table:table-row>
              <table:table-cell office:value="0.0" office:value-type="string">
                <text:p text:id="B.A3:B.A5">Search Traffic</text:p>
              </table:table-cell>
              <table:table-cell office:value="0.183" office:value-type="float">
                <text:p text:id="B.B3:B.B5">0.183</text:p>
              </table:table-cell>
              <table:table-cell office:value="151.0" office:value-type="float">
                <text:p text:id="B.C3:B.C5">151.0</text:p>
              </table:table-cell>
            </table:table-row>
            <table:table-row>
              <table:table-cell office:value="0.0" office:value-type="string">
                <text:p>Referral Traffic</text:p>
              </table:table-cell>
              <table:table-cell office:value="0.5758" office:value-type="float">
                <text:p>0.5758</text:p>
              </table:table-cell>
              <table:table-cell office:value="475.0" office:value-type="float">
                <text:p>475.0</text:p>
              </table:table-cell>
            </table:table-row>
            <table:table-row>
              <table:table-cell office:value="0.0" office:value-type="string">
                <text:p>Direct Traffic</text:p>
              </table:table-cell>
              <table:table-cell office:value="0.2412" office:value-type="float">
                <text:p>0.2412</text:p>
              </table:table-cell>
              <table:table-cell office:value="199.0" office:value-type="float">
                <text:p>199.0</text:p>
              </table:table-cell>
            </table:table-row>
          </table:table-rows>
        </table:table>
      </chart:chart>
    </office:chart>
  </office:body>
</office:document-content>
</file>

<file path=Traffic Sources Type_1499780334616/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4</meta:creation-date>
    <dc:language>en</dc:language>
  </office:meta>
</office:document-meta>
</file>

<file path=Visit Duration_1499780334555/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20b110">
      <style:graphic-properties draw:stroke="none"/>
    </style:style>
    <style:style style:family="chart" style:name="a3e0db8">
      <style:text-properties fo:font-size="12pt" style:font-size-asian="12pt" style:font-size-complex="12pt"/>
    </style:style>
    <style:style style:family="chart" style:name="a28c2e7">
      <style:graphic-properties draw:fill="none" draw:fill-color="#e6e6e6" draw:stroke="none" svg:stroke-color="#b3b3b3"/>
      <style:text-properties fo:font-size="10pt" style:font-size-asian="10pt" style:font-size-complex="10pt"/>
    </style:style>
    <style:style style:family="chart" style:name="ad0dccb">
      <style:chart-properties chart:right-angled-axes="true"/>
    </style:style>
    <style:style style:family="chart" style:name="add2f9c">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6cb9fa">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0b8a13">
      <style:graphic-properties svg:stroke-color="#b3b3b3"/>
    </style:style>
    <style:style style:family="chart" style:name="a9ad154">
      <style:graphic-properties dr3d:edge-rounding="0%" draw:fill-color="#5A6688" draw:stroke="solid"/>
      <style:text-properties fo:font-size="6pt" style:font-charset-complex="6pt" style:font-size-asian="6pt"/>
    </style:style>
    <style:style style:family="chart" style:name="a5585a8">
      <style:graphic-properties dr3d:edge-rounding="0%" draw:fill-color="#E924E8" draw:stroke="solid"/>
      <style:text-properties fo:font-size="6pt" style:font-charset-complex="6pt" style:font-size-asian="6pt"/>
    </style:style>
    <style:style style:family="chart" style:name="acedc19">
      <style:graphic-properties draw:fill="none" draw:fill-color="#e6e6e6" draw:stroke="none" svg:stroke-color="#b3b3b3"/>
    </style:style>
    <style:style style:family="chart" style:name="aecd360">
      <style:graphic-properties draw:fill="none" draw:fill-color="#e6e6e6" draw:stroke="none" svg:stroke-color="#b3b3b3"/>
    </style:style>
  </office:automatic-styles>
  <office:body>
    <office:chart>
      <chart:chart chart:class="chart:bar" chart:style-name="a20b110" svg:height="8cm" svg:width="7cm">
        <chart:title chart:style-name="a3e0db8" svg:x="3.669cm" svg:y="0.141cm">
          <text:p>Visit Duration</text:p>
        </chart:title>
        <chart:legend chart:legend-position="top-end" chart:style-name="a28c2e7" style:legend-expansion="balanced" svg:x="6.715cm" svg:y="3.192cm"/>
        <chart:plot-area chart:style-name="ad0dccb" svg:height="7.52cm" svg:width="4.73cm" svg:x="0.16cm" svg:y="1.375cm">
          <chart:axis chart:dimension="x" chart:name="primary-x" chart:style-name="add2f9c">
            <chart:categories table:cell-range-address="A.I2:A.I8"/>
          </chart:axis>
          <chart:axis chart:dimension="y" chart:name="primary-y" chart:style-name="a6cb9fa">
            <chart:grid chart:class="major" chart:style-name="a0b8a13"/>
          </chart:axis>
          <chart:series chart:class="chart:bar" chart:label-cell-address="A.J1" chart:style-name="a9ad154" chart:values-cell-range-address="A.J2:A.J8">
            <chart:data-point chart:repeated="2"/>
          </chart:series>
          <chart:series chart:class="chart:bar" chart:label-cell-address="A.K1" chart:style-name="a5585a8" chart:values-cell-range-address="A.K2:A.K8">
            <chart:data-point chart:repeated="2"/>
          </chart:series>
          <chart:wall chart:style-name="acedc19"/>
          <chart:floor chart:style-name="aecd360"/>
        </chart:plot-area>
        <table:table>
          <table:table-header-columns>
            <table:table-column/>
          </table:table-header-columns>
          <table:table-columns>
            <table:table-column table:number-columns-repeated="2"/>
          </table:table-columns>
          <table:table-header-rows>
            <table:table-row>
              <table:table-cell office:value="0.0" office:value-type="string"/>
              <table:table-cell office:value="0.0" office:value-type="string">
                <text:p text:id="A.J1">Visits</text:p>
              </table:table-cell>
              <table:table-cell office:value="0.0" office:value-type="string">
                <text:p text:id="A.K1">Pageviews</text:p>
              </table:table-cell>
            </table:table-row>
          </table:table-header-rows>
          <table:table-rows>
            <table:table-row>
              <table:table-cell office:value="0.0" office:value-type="string">
                <text:p text:id="A.I2:A.I8">1-10</text:p>
              </table:table-cell>
              <table:table-cell office:value="470.0" office:value-type="float">
                <text:p text:id="A.J2:A.J8">470.0</text:p>
              </table:table-cell>
              <table:table-cell office:value="675.0" office:value-type="float">
                <text:p text:id="A.K2:A.K8">675.0</text:p>
              </table:table-cell>
            </table:table-row>
            <table:table-row>
              <table:table-cell office:value="0.0" office:value-type="string">
                <text:p>11-30</text:p>
              </table:table-cell>
              <table:table-cell office:value="54.0" office:value-type="float">
                <text:p>54.0</text:p>
              </table:table-cell>
              <table:table-cell office:value="147.0" office:value-type="float">
                <text:p>147.0</text:p>
              </table:table-cell>
            </table:table-row>
            <table:table-row>
              <table:table-cell office:value="0.0" office:value-type="string">
                <text:p>31-60</text:p>
              </table:table-cell>
              <table:table-cell office:value="55.0" office:value-type="float">
                <text:p>55.0</text:p>
              </table:table-cell>
              <table:table-cell office:value="177.0" office:value-type="float">
                <text:p>177.0</text:p>
              </table:table-cell>
            </table:table-row>
            <table:table-row>
              <table:table-cell office:value="0.0" office:value-type="string">
                <text:p>61-180</text:p>
              </table:table-cell>
              <table:table-cell office:value="56.0" office:value-type="float">
                <text:p>56.0</text:p>
              </table:table-cell>
              <table:table-cell office:value="273.0" office:value-type="float">
                <text:p>273.0</text:p>
              </table:table-cell>
            </table:table-row>
            <table:table-row>
              <table:table-cell office:value="0.0" office:value-type="string">
                <text:p>181-600</text:p>
              </table:table-cell>
              <table:table-cell office:value="78.0" office:value-type="float">
                <text:p>78.0</text:p>
              </table:table-cell>
              <table:table-cell office:value="502.0" office:value-type="float">
                <text:p>502.0</text:p>
              </table:table-cell>
            </table:table-row>
            <table:table-row>
              <table:table-cell office:value="0.0" office:value-type="string">
                <text:p>601-1800</text:p>
              </table:table-cell>
              <table:table-cell office:value="78.0" office:value-type="float">
                <text:p>78.0</text:p>
              </table:table-cell>
              <table:table-cell office:value="643.0" office:value-type="float">
                <text:p>643.0</text:p>
              </table:table-cell>
            </table:table-row>
            <table:table-row>
              <table:table-cell office:value="0.0" office:value-type="string">
                <text:p>1801+</text:p>
              </table:table-cell>
              <table:table-cell office:value="34.0" office:value-type="float">
                <text:p>34.0</text:p>
              </table:table-cell>
              <table:table-cell office:value="577.0" office:value-type="float">
                <text:p>577.0</text:p>
              </table:table-cell>
            </table:table-row>
          </table:table-rows>
        </table:table>
      </chart:chart>
    </office:chart>
  </office:body>
</office:document-content>
</file>

<file path=Visit Duration_1499780334555/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4</meta:creation-date>
    <dc:language>en</dc:language>
  </office:meta>
</office:document-meta>
</file>